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evenim MT" svg:font-family="'Levenim MT'" style:font-pitch="variable"/>
    <style:font-face style:name="Cambria" svg:font-family="Cambria" style:font-family-generic="roma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08d9" officeooo:paragraph-rsid="001a08d9"/>
    </style:style>
    <style:style style:name="P2" style:family="paragraph" style:parent-style-name="Standard">
      <style:text-properties style:font-name="Courier New" officeooo:rsid="001a08d9" officeooo:paragraph-rsid="001a08d9"/>
    </style:style>
    <style:style style:name="P3" style:family="paragraph" style:parent-style-name="Standard">
      <style:text-properties style:font-name="Courier New" officeooo:rsid="001a12fb" officeooo:paragraph-rsid="001a12fb"/>
    </style:style>
    <style:style style:name="T1" style:family="text">
      <style:text-properties officeooo:rsid="001a12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#######################</text:p>
      <text:p text:style-name="P2">######## <text:s text:c="7"/>######## 4</text:p>
      <text:p text:style-name="P2">####$- <text:s text:c="11"/>$-#### 6</text:p>
      <text:p text:style-name="P2">#### <text:s/>@1 <text:s text:c="7"/>@4 <text:s/>#### 8</text:p>
      <text:p text:style-name="P2">## <text:s text:c="3"/>[] <text:s/>$-$- <text:s/>[] <text:s text:c="3"/>## 6</text:p>
      <text:p text:style-name="P2">## <text:s text:c="3"/>## <text:s/>#### <text:s/>## <text:s text:c="3"/>## 6</text:p>
      <text:p text:style-name="P2">## <text:s text:c="3"/>## <text:s/>#### <text:s/>## <text:s text:c="3"/>##</text:p>
      <text:p text:style-name="P2">## <text:s text:c="3"/>[] <text:s/>$-$- <text:s/>[] <text:s text:c="3"/>##</text:p>
      <text:p text:style-name="P2">#### <text:s/>@2 <text:s text:c="7"/>@3 <text:s/>####</text:p>
      <text:p text:style-name="P2">####$- <text:s text:c="11"/>$-####</text:p>
      <text:p text:style-name="P2">######## <text:s text:c="7"/>########</text:p>
      <text:p text:style-name="P2">########################</text:p>
      <text:p text:style-name="P1"/>
      <text:p text:style-name="P2">60 begehbare felder</text:p>
      <text:p text:style-name="P2">4 Heroes, 60^4 (genauer 60*59*58*57) mögliche positionen</text:p>
      <text:p text:style-name="P2">4 health optionen (0-25%, 25%-50%, 50-75, 75-100), *4</text:p>
      <text:p text:style-name="P2">8 kisten, 2 optionen pro kiste (unser oder nicht unser) *8^2</text:p>
      <text:p text:style-name="P2">==</text:p>
      <text:p text:style-name="P2">60^4*4*8^2 = 3.317.760.000 zustände</text:p>
      <text:p text:style-name="P2"/>
      <text:p text:style-name="P2">aufsplitten: Lokal und Strategisch? z.b. nur speichern wie weit gegner weg ist, nicht genaue position?</text:p>
      <text:p text:style-name="P3">Lokale Zustände: 4 Felder, pro Feld 4 Möglichkeiten (Baum, Truhe, Taverne, Gegner): 4^4 Möglichkeiten 256 lokale Zustä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evenim MT" svg:font-family="'Levenim MT'" style:font-pitch="variable"/>
    <style:font-face style:name="Cambria" svg:font-family="Cambria" style:font-family-generic="roma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20S</meta:editing-duration>
    <meta:editing-cycles>4</meta:editing-cycles>
    <meta:generator>LibreOffice/4.3.4.1$Windows_x86 LibreOffice_project/bc356b2f991740509f321d70e4512a6a54c5f243</meta:generator>
    <dc:date>2015-10-11T17:19:10.904000000</dc:date>
    <meta:document-statistic meta:table-count="0" meta:image-count="0" meta:object-count="0" meta:page-count="1" meta:paragraph-count="20" meta:word-count="109" meta:character-count="746" meta:non-whitespace-character-count="571"/>
    <meta:user-defined meta:name="Info 1"/>
    <meta:user-defined meta:name="Info 2"/>
    <meta:user-defined meta:name="Info 3"/>
    <meta:user-defined meta:name="Info 4"/>
  </office:meta>
</office:document-meta>
</file>